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2.5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etters" table:style-name="ta1">
        <table:table-column table:style-name="co1" table:number-columns-repeated="15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/>
          <table:table-cell table:formula="of:=COM.MICROSOFT.CONCAT(&quot;['&quot;; [.A1]; &quot;', '&quot;; [.B1];  &quot;', '&quot;; [.C1];  &quot;', '&quot;;[.D1];  &quot;', '&quot;;[.E1];  &quot;', '&quot;;[.F1];  &quot;', '&quot;;[.G1];  &quot;', '&quot;;[.H1];  &quot;', '&quot;;[.I1];  &quot;', '&quot;;[.J1];  &quot;', '&quot;;[.K1];  &quot;', '&quot;;[.L1];  &quot;', '&quot;;[.M1];  &quot;', '&quot;;[.N1];  &quot;', '&quot;;[.O1]; &quot;'],&quot;)" office:value-type="string" office:string-value="['P', 'A', 'R', 'S', 'E', '@', 'A', 'B', 'A', 'C', 'I', '@', 'S', 'T', 'E']," calcext:value-type="string">
            <text:p>['P', 'A', 'R', 'S', 'E', '@', 'A', 'B', 'A', 'C', 'I', '@', 'S', 'T', 'E'],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  <table:table-cell table:formula="of:=COM.MICROSOFT.CONCAT(&quot;['&quot;; [.A2]; &quot;', '&quot;; [.B2];  &quot;', '&quot;; [.C2];  &quot;', '&quot;;[.D2];  &quot;', '&quot;;[.E2];  &quot;', '&quot;;[.F2];  &quot;', '&quot;;[.G2];  &quot;', '&quot;;[.H2];  &quot;', '&quot;;[.I2];  &quot;', '&quot;;[.J2];  &quot;', '&quot;;[.K2];  &quot;', '&quot;;[.L2];  &quot;', '&quot;;[.M2];  &quot;', '&quot;;[.N2];  &quot;', '&quot;;[.O2]; &quot;'],&quot;)" office:value-type="string" office:string-value="['S', 'P', 'A', 'C', 'E', '@', 'R', 'E', 'A', 'C', 'T', '@', 'H', 'O', 'P']," calcext:value-type="string">
            <text:p>['S', 'P', 'A', 'C', 'E', '@', 'R', 'E', 'A', 'C', 'T', '@', 'H', 'O', 'P'],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/>
          <table:table-cell table:formula="of:=COM.MICROSOFT.CONCAT(&quot;['&quot;; [.A3]; &quot;', '&quot;; [.B3];  &quot;', '&quot;; [.C3];  &quot;', '&quot;;[.D3];  &quot;', '&quot;;[.E3];  &quot;', '&quot;;[.F3];  &quot;', '&quot;;[.G3];  &quot;', '&quot;;[.H3];  &quot;', '&quot;;[.I3];  &quot;', '&quot;;[.J3];  &quot;', '&quot;;[.K3];  &quot;', '&quot;;[.L3];  &quot;', '&quot;;[.M3];  &quot;', '&quot;;[.N3];  &quot;', '&quot;;[.O3]; &quot;'],&quot;)" office:value-type="string" office:string-value="['S', 'E', 'G', 'A', 'G', 'E', 'N', 'E', 'S', 'I', 'S', '@', 'A', 'R', 'E']," calcext:value-type="string">
            <text:p>['S', 'E', 'G', 'A', 'G', 'E', 'N', 'E', 'S', 'I', 'S', '@', 'A', 'R', 'E'],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@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/>
          <table:table-cell table:formula="of:=COM.MICROSOFT.CONCAT(&quot;['&quot;; [.A4]; &quot;', '&quot;; [.B4];  &quot;', '&quot;; [.C4];  &quot;', '&quot;;[.D4];  &quot;', '&quot;;[.E4];  &quot;', '&quot;;[.F4];  &quot;', '&quot;;[.G4];  &quot;', '&quot;;[.H4];  &quot;', '&quot;;[.I4];  &quot;', '&quot;;[.J4];  &quot;', '&quot;;[.K4];  &quot;', '&quot;;[.L4];  &quot;', '&quot;;[.M4];  &quot;', '&quot;;[.N4];  &quot;', '&quot;;[.O4]; &quot;'],&quot;)" office:value-type="string" office:string-value="['T', 'S', 'A', 'R', '@', 'L', 'O', 'N', '@', '@', 'A', 'E', 'R', 'I', 'E']," calcext:value-type="string">
            <text:p>['T', 'S', 'A', 'R', '@', 'L', 'O', 'N', '@', '@', 'A', 'E', 'R', 'I', 'E'],</text:p>
          </table:table-cell>
        </table:table-row>
        <table:table-row table:style-name="ro1">
          <table:table-cell table:number-columns-repeated="3" office:value-type="string" calcext:value-type="string">
            <text:p>@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/>
          <table:table-cell table:formula="of:=COM.MICROSOFT.CONCAT(&quot;['&quot;; [.A5]; &quot;', '&quot;; [.B5];  &quot;', '&quot;; [.C5];  &quot;', '&quot;;[.D5];  &quot;', '&quot;;[.E5];  &quot;', '&quot;;[.F5];  &quot;', '&quot;;[.G5];  &quot;', '&quot;;[.H5];  &quot;', '&quot;;[.I5];  &quot;', '&quot;;[.J5];  &quot;', '&quot;;[.K5];  &quot;', '&quot;;[.L5];  &quot;', '&quot;;[.M5];  &quot;', '&quot;;[.N5];  &quot;', '&quot;;[.O5]; &quot;'],&quot;)" office:value-type="string" office:string-value="['@', '@', '@', 'V', 'O', 'I', 'L', 'E', 'F', 'A', 'B', 'R', 'I', 'C', 'S']," calcext:value-type="string">
            <text:p>['@', '@', '@', 'V', 'O', 'I', 'L', 'E', 'F', 'A', 'B', 'R', 'I', 'C', 'S'],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@</text:p>
          </table:table-cell>
          <table:table-cell/>
          <table:table-cell table:formula="of:=COM.MICROSOFT.CONCAT(&quot;['&quot;; [.A6]; &quot;', '&quot;; [.B6];  &quot;', '&quot;; [.C6];  &quot;', '&quot;;[.D6];  &quot;', '&quot;;[.E6];  &quot;', '&quot;;[.F6];  &quot;', '&quot;;[.G6];  &quot;', '&quot;;[.H6];  &quot;', '&quot;;[.I6];  &quot;', '&quot;;[.J6];  &quot;', '&quot;;[.K6];  &quot;', '&quot;;[.L6];  &quot;', '&quot;;[.M6];  &quot;', '&quot;;[.N6];  &quot;', '&quot;;[.O6]; &quot;'],&quot;)" office:value-type="string" office:string-value="['S', 'E', 'C', 'E', 'D', 'E', 'D', '@', 'E', 'R', 'O', 'S', '@', '@', '@']," calcext:value-type="string">
            <text:p>['S', 'E', 'C', 'E', 'D', 'E', 'D', '@', 'E', 'R', 'O', 'S', '@', '@', '@'],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@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D</text:p>
          </table:table-cell>
          <table:table-cell/>
          <table:table-cell table:formula="of:=COM.MICROSOFT.CONCAT(&quot;['&quot;; [.A7]; &quot;', '&quot;; [.B7];  &quot;', '&quot;; [.C7];  &quot;', '&quot;;[.D7];  &quot;', '&quot;;[.E7];  &quot;', '&quot;;[.F7];  &quot;', '&quot;;[.G7];  &quot;', '&quot;;[.H7];  &quot;', '&quot;;[.I7];  &quot;', '&quot;;[.J7];  &quot;', '&quot;;[.K7];  &quot;', '&quot;;[.L7];  &quot;', '&quot;;[.M7];  &quot;', '&quot;;[.N7];  &quot;', '&quot;;[.O7]; &quot;'],&quot;)" office:value-type="string" office:string-value="['P', 'R', 'O', 'S', 'E', '@', '@', 'M', 'A', 'R', 'Y', 'T', 'O', 'D', 'D']," calcext:value-type="string">
            <text:p>['P', 'R', 'O', 'S', 'E', '@', '@', 'M', 'A', 'R', 'Y', 'T', 'O', 'D', 'D'],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@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@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Y</text:p>
          </table:table-cell>
          <table:table-cell/>
          <table:table-cell table:formula="of:=COM.MICROSOFT.CONCAT(&quot;['&quot;; [.A8]; &quot;', '&quot;; [.B8];  &quot;', '&quot;; [.C8];  &quot;', '&quot;;[.D8];  &quot;', '&quot;;[.E8];  &quot;', '&quot;;[.F8];  &quot;', '&quot;;[.G8];  &quot;', '&quot;;[.H8];  &quot;', '&quot;;[.I8];  &quot;', '&quot;;[.J8];  &quot;', '&quot;;[.K8];  &quot;', '&quot;;[.L8];  &quot;', '&quot;;[.M8];  &quot;', '&quot;;[.N8];  &quot;', '&quot;;[.O8]; &quot;'],&quot;)" office:value-type="string" office:string-value="['A', 'I', 'R', '@', '@', 'W', 'A', 'I', 'T', 'S', '@', '@', 'B', 'U', 'Y']," calcext:value-type="string">
            <text:p>['A', 'I', 'R', '@', '@', 'W', 'A', 'I', 'T', 'S', '@', '@', 'B', 'U', 'Y'],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</text:p>
          </table:table-cell>
          <table:table-cell table:number-columns-repeated="2" office:value-type="string" calcext:value-type="string">
            <text:p>@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  <table:table-cell table:formula="of:=COM.MICROSOFT.CONCAT(&quot;['&quot;; [.A9]; &quot;', '&quot;; [.B9];  &quot;', '&quot;; [.C9];  &quot;', '&quot;;[.D9];  &quot;', '&quot;;[.E9];  &quot;', '&quot;;[.F9];  &quot;', '&quot;;[.G9];  &quot;', '&quot;;[.H9];  &quot;', '&quot;;[.I9];  &quot;', '&quot;;[.J9];  &quot;', '&quot;;[.K9];  &quot;', '&quot;;[.L9];  &quot;', '&quot;;[.M9];  &quot;', '&quot;;[.N9];  &quot;', '&quot;;[.O9]; &quot;'],&quot;)" office:value-type="string" office:string-value="['N', 'E', 'R', 'F', 'B', 'A', 'L', 'L', '@', '@', 'A', 'S', 'I', 'D', 'E']," calcext:value-type="string">
            <text:p>['N', 'E', 'R', 'F', 'B', 'A', 'L', 'L', '@', '@', 'A', 'S', 'I', 'D', 'E'],</text:p>
          </table:table-cell>
        </table:table-row>
        <table:table-row table:style-name="ro1">
          <table:table-cell table:number-columns-repeated="3" office:value-type="string" calcext:value-type="string">
            <text:p>@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/>
          <table:table-cell table:formula="of:=COM.MICROSOFT.CONCAT(&quot;['&quot;; [.A10]; &quot;', '&quot;; [.B10];  &quot;', '&quot;; [.C10];  &quot;', '&quot;;[.D10];  &quot;', '&quot;;[.E10];  &quot;', '&quot;;[.F10];  &quot;', '&quot;;[.G10];  &quot;', '&quot;;[.H10];  &quot;', '&quot;;[.I10];  &quot;', '&quot;;[.J10];  &quot;', '&quot;;[.K10];  &quot;', '&quot;;[.L10];  &quot;', '&quot;;[.M10];  &quot;', '&quot;;[.N10];  &quot;', '&quot;;[.O10]; &quot;'],&quot;)" office:value-type="string" office:string-value="['@', '@', '@', 'R', 'O', 'D', 'E', '@', 'I', 'M', 'P', 'O', 'S', 'E', 'S']," calcext:value-type="string">
            <text:p>['@', '@', '@', 'R', 'O', 'D', 'E', '@', 'I', 'M', 'P', 'O', 'S', 'E', 'S'],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@</text:p>
          </table:table-cell>
          <table:table-cell/>
          <table:table-cell table:formula="of:=COM.MICROSOFT.CONCAT(&quot;['&quot;; [.A11]; &quot;', '&quot;; [.B11];  &quot;', '&quot;; [.C11];  &quot;', '&quot;;[.D11];  &quot;', '&quot;;[.E11];  &quot;', '&quot;;[.F11];  &quot;', '&quot;;[.G11];  &quot;', '&quot;;[.H11];  &quot;', '&quot;;[.I11];  &quot;', '&quot;;[.J11];  &quot;', '&quot;;[.K11];  &quot;', '&quot;;[.L11];  &quot;', '&quot;;[.M11];  &quot;', '&quot;;[.N11];  &quot;', '&quot;;[.O11]; &quot;'],&quot;)" office:value-type="string" office:string-value="['M', 'I', 'L', 'E', 'H', 'I', 'G', 'H', 'C', 'I', 'T', 'Y', '@', '@', '@']," calcext:value-type="string">
            <text:p>['M', 'I', 'L', 'E', 'H', 'I', 'G', 'H', 'C', 'I', 'T', 'Y', '@', '@', '@'],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@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/>
          <table:table-cell table:formula="of:=COM.MICROSOFT.CONCAT(&quot;['&quot;; [.A12]; &quot;', '&quot;; [.B12];  &quot;', '&quot;; [.C12];  &quot;', '&quot;;[.D12];  &quot;', '&quot;;[.E12];  &quot;', '&quot;;[.F12];  &quot;', '&quot;;[.G12];  &quot;', '&quot;;[.H12];  &quot;', '&quot;;[.I12];  &quot;', '&quot;;[.J12];  &quot;', '&quot;;[.K12];  &quot;', '&quot;;[.L12];  &quot;', '&quot;;[.M12];  &quot;', '&quot;;[.N12];  &quot;', '&quot;;[.O12]; &quot;'],&quot;)" office:value-type="string" office:string-value="['O', 'R', 'A', 'T', 'E', '@', '@', 'Y', 'E', 'N', '@', 'B', 'R', 'I', 'E']," calcext:value-type="string">
            <text:p>['O', 'R', 'A', 'T', 'E', '@', '@', 'Y', 'E', 'N', '@', 'B', 'R', 'I', 'E'],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/>
          <table:table-cell table:formula="of:=COM.MICROSOFT.CONCAT(&quot;['&quot;; [.A13]; &quot;', '&quot;; [.B13];  &quot;', '&quot;; [.C13];  &quot;', '&quot;;[.D13];  &quot;', '&quot;;[.E13];  &quot;', '&quot;;[.F13];  &quot;', '&quot;;[.G13];  &quot;', '&quot;;[.H13];  &quot;', '&quot;;[.I13];  &quot;', '&quot;;[.J13];  &quot;', '&quot;;[.K13];  &quot;', '&quot;;[.L13];  &quot;', '&quot;;[.M13];  &quot;', '&quot;;[.N13];  &quot;', '&quot;;[.O13]; &quot;'],&quot;)" office:value-type="string" office:string-value="['R', 'O', 'T', '@', 'M', 'I', 'X', 'E', 'D', 'G', 'R', 'E', 'E', 'N', 'S']," calcext:value-type="string">
            <text:p>['R', 'O', 'T', '@', 'M', 'I', 'X', 'E', 'D', 'G', 'R', 'E', 'E', 'N', 'S'],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/>
          <table:table-cell table:formula="of:=COM.MICROSOFT.CONCAT(&quot;['&quot;; [.A14]; &quot;', '&quot;; [.B14];  &quot;', '&quot;; [.C14];  &quot;', '&quot;;[.D14];  &quot;', '&quot;;[.E14];  &quot;', '&quot;;[.F14];  &quot;', '&quot;;[.G14];  &quot;', '&quot;;[.H14];  &quot;', '&quot;;[.I14];  &quot;', '&quot;;[.J14];  &quot;', '&quot;;[.K14];  &quot;', '&quot;;[.L14];  &quot;', '&quot;;[.M14];  &quot;', '&quot;;[.N14];  &quot;', '&quot;;[.O14]; &quot;'],&quot;)" office:value-type="string" office:string-value="['A', 'N', 'T', '@', 'I', 'R', 'E', 'N', 'A', '@', 'B', 'A', 'N', 'K', 'S']," calcext:value-type="string">
            <text:p>['A', 'N', 'T', '@', 'I', 'R', 'E', 'N', 'A', '@', 'B', 'A', 'N', 'K', 'S'],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/>
          <table:table-cell table:formula="of:=COM.MICROSOFT.CONCAT(&quot;['&quot;; [.A15]; &quot;', '&quot;; [.B15];  &quot;', '&quot;; [.C15];  &quot;', '&quot;;[.D15];  &quot;', '&quot;;[.E15];  &quot;', '&quot;;[.F15];  &quot;', '&quot;;[.G15];  &quot;', '&quot;;[.H15];  &quot;', '&quot;;[.I15];  &quot;', '&quot;;[.J15];  &quot;', '&quot;;[.K15];  &quot;', '&quot;;[.L15];  &quot;', '&quot;;[.M15];  &quot;', '&quot;;[.N15];  &quot;', '&quot;;[.O15]; &quot;'],&quot;)" office:value-type="string" office:string-value="['L', 'Y', 'E', '@', 'A', 'S', 'S', 'A', 'M', '@', 'I', 'N', 'U', 'S', 'E']," calcext:value-type="string">
            <text:p>['L', 'Y', 'E', '@', 'A', 'S', 'S', 'A', 'M', '@', 'I', 'N', 'U', 'S', 'E'],</text:p>
          </table:table-cell>
        </table:table-row>
      </table:table>
      <table:table table:name="Numbers" table:style-name="ta1">
        <table:table-column table:style-name="co1" table:number-columns-repeated="15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@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@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&quot;['&quot;; [.A1]; &quot;', '&quot;; [.B1];  &quot;', '&quot;; [.C1];  &quot;', '&quot;;[.D1];  &quot;', '&quot;;[.E1];  &quot;', '&quot;;[.F1];  &quot;', '&quot;;[.G1];  &quot;', '&quot;;[.H1];  &quot;', '&quot;;[.I1];  &quot;', '&quot;;[.J1];  &quot;', '&quot;;[.K1];  &quot;', '&quot;;[.L1];  &quot;', '&quot;;[.M1];  &quot;', '&quot;;[.N1];  &quot;', '&quot;;[.O1]; &quot;'],&quot;)" office:value-type="string" office:string-value="['1', '2', '3', '4', '5', '@', '6', '7', '8', '9', '10', '@', '11', '12', '13']," calcext:value-type="string">
            <text:p>['1', '2', '3', '4', '5', '@', '6', '7', '8', '9', '10', '@', '11', '12', '13']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@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@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COM.MICROSOFT.CONCAT(&quot;['&quot;; [.A2]; &quot;', '&quot;; [.B2];  &quot;', '&quot;; [.C2];  &quot;', '&quot;;[.D2];  &quot;', '&quot;;[.E2];  &quot;', '&quot;;[.F2];  &quot;', '&quot;;[.G2];  &quot;', '&quot;;[.H2];  &quot;', '&quot;;[.I2];  &quot;', '&quot;;[.J2];  &quot;', '&quot;;[.K2];  &quot;', '&quot;;[.L2];  &quot;', '&quot;;[.M2];  &quot;', '&quot;;[.N2];  &quot;', '&quot;;[.O2]; &quot;'],&quot;)" office:value-type="string" office:string-value="['14', '', '', '', '', '@', '15', '', '', '', '', '@', '16', '', '']," calcext:value-type="string">
            <text:p>['14', '', '', '', '', '@', '15', '', '', '', '', '@', '16', '', '']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@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formula="of:=COM.MICROSOFT.CONCAT(&quot;['&quot;; [.A3]; &quot;', '&quot;; [.B3];  &quot;', '&quot;; [.C3];  &quot;', '&quot;;[.D3];  &quot;', '&quot;;[.E3];  &quot;', '&quot;;[.F3];  &quot;', '&quot;;[.G3];  &quot;', '&quot;;[.H3];  &quot;', '&quot;;[.I3];  &quot;', '&quot;;[.J3];  &quot;', '&quot;;[.K3];  &quot;', '&quot;;[.L3];  &quot;', '&quot;;[.M3];  &quot;', '&quot;;[.N3];  &quot;', '&quot;;[.O3]; &quot;'],&quot;)" office:value-type="string" office:string-value="['17', '', '', '', '', '18', '', '', '', '', '', '@', '19', '', '']," calcext:value-type="string">
            <text:p>['17', '', '', '', '', '18', '', '', '', '', '', '@', '19', '', '']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@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2" office:value-type="string" calcext:value-type="string">
            <text:p>@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table:formula="of:=COM.MICROSOFT.CONCAT(&quot;['&quot;; [.A4]; &quot;', '&quot;; [.B4];  &quot;', '&quot;; [.C4];  &quot;', '&quot;;[.D4];  &quot;', '&quot;;[.E4];  &quot;', '&quot;;[.F4];  &quot;', '&quot;;[.G4];  &quot;', '&quot;;[.H4];  &quot;', '&quot;;[.I4];  &quot;', '&quot;;[.J4];  &quot;', '&quot;;[.K4];  &quot;', '&quot;;[.L4];  &quot;', '&quot;;[.M4];  &quot;', '&quot;;[.N4];  &quot;', '&quot;;[.O4]; &quot;'],&quot;)" office:value-type="string" office:string-value="['20', '', '', '', '@', '21', '', '', '@', '@', '22', '23', '', '', '']," calcext:value-type="string">
            <text:p>['20', '', '', '', '@', '21', '', '', '@', '@', '22', '23', '', '', ''],</text:p>
          </table:table-cell>
        </table:table-row>
        <table:table-row table:style-name="ro1">
          <table:table-cell table:number-columns-repeated="3" office:value-type="string" calcext:value-type="string">
            <text:p>@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formula="of:=COM.MICROSOFT.CONCAT(&quot;['&quot;; [.A5]; &quot;', '&quot;; [.B5];  &quot;', '&quot;; [.C5];  &quot;', '&quot;;[.D5];  &quot;', '&quot;;[.E5];  &quot;', '&quot;;[.F5];  &quot;', '&quot;;[.G5];  &quot;', '&quot;;[.H5];  &quot;', '&quot;;[.I5];  &quot;', '&quot;;[.J5];  &quot;', '&quot;;[.K5];  &quot;', '&quot;;[.L5];  &quot;', '&quot;;[.M5];  &quot;', '&quot;;[.N5];  &quot;', '&quot;;[.O5]; &quot;'],&quot;)" office:value-type="string" office:string-value="['@', '@', '@', '24', '25', '', '', '', '26', '27', '', '', '', '', '']," calcext:value-type="string">
            <text:p>['@', '@', '@', '24', '25', '', '', '', '26', '27', '', '', '', '', '']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@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table:number-columns-repeated="3" office:value-type="string" calcext:value-type="string">
            <text:p>@</text:p>
          </table:table-cell>
          <table:table-cell/>
          <table:table-cell table:formula="of:=COM.MICROSOFT.CONCAT(&quot;['&quot;; [.A6]; &quot;', '&quot;; [.B6];  &quot;', '&quot;; [.C6];  &quot;', '&quot;;[.D6];  &quot;', '&quot;;[.E6];  &quot;', '&quot;;[.F6];  &quot;', '&quot;;[.G6];  &quot;', '&quot;;[.H6];  &quot;', '&quot;;[.I6];  &quot;', '&quot;;[.J6];  &quot;', '&quot;;[.K6];  &quot;', '&quot;;[.L6];  &quot;', '&quot;;[.M6];  &quot;', '&quot;;[.N6];  &quot;', '&quot;;[.O6]; &quot;'],&quot;)" office:value-type="string" office:string-value="['28', '29', '30', '', '', '', '', '@', '31', '', '', '', '@', '@', '@']," calcext:value-type="string">
            <text:p>['28', '29', '30', '', '', '', '', '@', '31', '', '', '', '@', '@', '@']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  <table:table-cell table:number-columns-repeated="2" office:value-type="string" calcext:value-type="string">
            <text:p>@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COM.MICROSOFT.CONCAT(&quot;['&quot;; [.A7]; &quot;', '&quot;; [.B7];  &quot;', '&quot;; [.C7];  &quot;', '&quot;;[.D7];  &quot;', '&quot;;[.E7];  &quot;', '&quot;;[.F7];  &quot;', '&quot;;[.G7];  &quot;', '&quot;;[.H7];  &quot;', '&quot;;[.I7];  &quot;', '&quot;;[.J7];  &quot;', '&quot;;[.K7];  &quot;', '&quot;;[.L7];  &quot;', '&quot;;[.M7];  &quot;', '&quot;;[.N7];  &quot;', '&quot;;[.O7]; &quot;'],&quot;)" office:value-type="string" office:string-value="['32', '', '', '', '', '@', '@', '33', '', '', '', '', '34', '35', '36']," calcext:value-type="string">
            <text:p>['32', '', '', '', '', '@', '@', '33', '', '', '', '', '34', '35', '36']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2" office:value-type="string" calcext:value-type="string">
            <text:p>@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table:number-columns-repeated="2" office:value-type="string" calcext:value-type="string">
            <text:p>@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COM.MICROSOFT.CONCAT(&quot;['&quot;; [.A8]; &quot;', '&quot;; [.B8];  &quot;', '&quot;; [.C8];  &quot;', '&quot;;[.D8];  &quot;', '&quot;;[.E8];  &quot;', '&quot;;[.F8];  &quot;', '&quot;;[.G8];  &quot;', '&quot;;[.H8];  &quot;', '&quot;;[.I8];  &quot;', '&quot;;[.J8];  &quot;', '&quot;;[.K8];  &quot;', '&quot;;[.L8];  &quot;', '&quot;;[.M8];  &quot;', '&quot;;[.N8];  &quot;', '&quot;;[.O8]; &quot;'],&quot;)" office:value-type="string" office:string-value="['37', '', '', '@', '@', '38', '39', '', '', '', '@', '@', '40', '', '']," calcext:value-type="string">
            <text:p>['37', '', '', '@', '@', '38', '39', '', '', '', '@', '@', '40', '', ''],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table:number-columns-repeated="2" office:value-type="string" calcext:value-type="string">
            <text:p>@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table:formula="of:=COM.MICROSOFT.CONCAT(&quot;['&quot;; [.A9]; &quot;', '&quot;; [.B9];  &quot;', '&quot;; [.C9];  &quot;', '&quot;;[.D9];  &quot;', '&quot;;[.E9];  &quot;', '&quot;;[.F9];  &quot;', '&quot;;[.G9];  &quot;', '&quot;;[.H9];  &quot;', '&quot;;[.I9];  &quot;', '&quot;;[.J9];  &quot;', '&quot;;[.K9];  &quot;', '&quot;;[.L9];  &quot;', '&quot;;[.M9];  &quot;', '&quot;;[.N9];  &quot;', '&quot;;[.O9]; &quot;'],&quot;)" office:value-type="string" office:string-value="['41', '', '', '42', '43', '', '', '', '@', '@', '44', '45', '', '', '']," calcext:value-type="string">
            <text:p>['41', '', '', '42', '43', '', '', '', '@', '@', '44', '45', '', '', ''],</text:p>
          </table:table-cell>
        </table:table-row>
        <table:table-row table:style-name="ro1">
          <table:table-cell table:number-columns-repeated="3" office:value-type="string" calcext:value-type="string">
            <text:p>@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@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formula="of:=COM.MICROSOFT.CONCAT(&quot;['&quot;; [.A10]; &quot;', '&quot;; [.B10];  &quot;', '&quot;; [.C10];  &quot;', '&quot;;[.D10];  &quot;', '&quot;;[.E10];  &quot;', '&quot;;[.F10];  &quot;', '&quot;;[.G10];  &quot;', '&quot;;[.H10];  &quot;', '&quot;;[.I10];  &quot;', '&quot;;[.J10];  &quot;', '&quot;;[.K10];  &quot;', '&quot;;[.L10];  &quot;', '&quot;;[.M10];  &quot;', '&quot;;[.N10];  &quot;', '&quot;;[.O10]; &quot;'],&quot;)" office:value-type="string" office:string-value="['@', '@', '@', '46', '', '', '', '@', '47', '48', '', '', '', '', '']," calcext:value-type="string">
            <text:p>['@', '@', '@', '46', '', '', '', '@', '47', '48', '', '', '', '', ''],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table:number-columns-repeated="4"/>
          <table:table-cell table:number-columns-repeated="3" office:value-type="string" calcext:value-type="string">
            <text:p>@</text:p>
          </table:table-cell>
          <table:table-cell/>
          <table:table-cell table:formula="of:=COM.MICROSOFT.CONCAT(&quot;['&quot;; [.A11]; &quot;', '&quot;; [.B11];  &quot;', '&quot;; [.C11];  &quot;', '&quot;;[.D11];  &quot;', '&quot;;[.E11];  &quot;', '&quot;;[.F11];  &quot;', '&quot;;[.G11];  &quot;', '&quot;;[.H11];  &quot;', '&quot;;[.I11];  &quot;', '&quot;;[.J11];  &quot;', '&quot;;[.K11];  &quot;', '&quot;;[.L11];  &quot;', '&quot;;[.M11];  &quot;', '&quot;;[.N11];  &quot;', '&quot;;[.O11]; &quot;'],&quot;)" office:value-type="string" office:string-value="['49', '50', '51', '', '', '', '', '52', '', '', '', '', '@', '@', '@']," calcext:value-type="string">
            <text:p>['49', '50', '51', '', '', '', '', '52', '', '', '', '', '@', '@', '@']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  <table:table-cell table:number-columns-repeated="2" office:value-type="string" calcext:value-type="string">
            <text:p>@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@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/>
          <table:table-cell table:formula="of:=COM.MICROSOFT.CONCAT(&quot;['&quot;; [.A12]; &quot;', '&quot;; [.B12];  &quot;', '&quot;; [.C12];  &quot;', '&quot;;[.D12];  &quot;', '&quot;;[.E12];  &quot;', '&quot;;[.F12];  &quot;', '&quot;;[.G12];  &quot;', '&quot;;[.H12];  &quot;', '&quot;;[.I12];  &quot;', '&quot;;[.J12];  &quot;', '&quot;;[.K12];  &quot;', '&quot;;[.L12];  &quot;', '&quot;;[.M12];  &quot;', '&quot;;[.N12];  &quot;', '&quot;;[.O12]; &quot;'],&quot;)" office:value-type="string" office:string-value="['53', '', '', '', '', '@', '@', '54', '', '', '@', '55', '56', '57', '58']," calcext:value-type="string">
            <text:p>['53', '', '', '', '', '@', '@', '54', '', '', '@', '55', '56', '57', '58'],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@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number-columns-repeated="5"/>
          <table:table-cell table:formula="of:=COM.MICROSOFT.CONCAT(&quot;['&quot;; [.A13]; &quot;', '&quot;; [.B13];  &quot;', '&quot;; [.C13];  &quot;', '&quot;;[.D13];  &quot;', '&quot;;[.E13];  &quot;', '&quot;;[.F13];  &quot;', '&quot;;[.G13];  &quot;', '&quot;;[.H13];  &quot;', '&quot;;[.I13];  &quot;', '&quot;;[.J13];  &quot;', '&quot;;[.K13];  &quot;', '&quot;;[.L13];  &quot;', '&quot;;[.M13];  &quot;', '&quot;;[.N13];  &quot;', '&quot;;[.O13]; &quot;'],&quot;)" office:value-type="string" office:string-value="['59', '', '', '@', '60', '61', '62', '', '', '', '63', '', '', '', '']," calcext:value-type="string">
            <text:p>['59', '', '', '@', '60', '61', '62', '', '', '', '63', '', '', '', ''],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@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@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formula="of:=COM.MICROSOFT.CONCAT(&quot;['&quot;; [.A14]; &quot;', '&quot;; [.B14];  &quot;', '&quot;; [.C14];  &quot;', '&quot;;[.D14];  &quot;', '&quot;;[.E14];  &quot;', '&quot;;[.F14];  &quot;', '&quot;;[.G14];  &quot;', '&quot;;[.H14];  &quot;', '&quot;;[.I14];  &quot;', '&quot;;[.J14];  &quot;', '&quot;;[.K14];  &quot;', '&quot;;[.L14];  &quot;', '&quot;;[.M14];  &quot;', '&quot;;[.N14];  &quot;', '&quot;;[.O14]; &quot;'],&quot;)" office:value-type="string" office:string-value="['64', '', '', '@', '65', '', '', '', '', '@', '66', '', '', '', '']," calcext:value-type="string">
            <text:p>['64', '', '', '@', '65', '', '', '', '', '@', '66', '', '', '', ''],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@</text:p>
          </table:table-cell>
          <table:table-cell office:value-type="float" office:value="68" calcext:value-type="float">
            <text:p>68</text:p>
          </table:table-cell>
          <table:table-cell table:number-columns-repeated="4"/>
          <table:table-cell office:value-type="string" calcext:value-type="string">
            <text:p>@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formula="of:=COM.MICROSOFT.CONCAT(&quot;['&quot;; [.A15]; &quot;', '&quot;; [.B15];  &quot;', '&quot;; [.C15];  &quot;', '&quot;;[.D15];  &quot;', '&quot;;[.E15];  &quot;', '&quot;;[.F15];  &quot;', '&quot;;[.G15];  &quot;', '&quot;;[.H15];  &quot;', '&quot;;[.I15];  &quot;', '&quot;;[.J15];  &quot;', '&quot;;[.K15];  &quot;', '&quot;;[.L15];  &quot;', '&quot;;[.M15];  &quot;', '&quot;;[.N15];  &quot;', '&quot;;[.O15]; &quot;'],&quot;)" office:value-type="string" office:string-value="['67', '', '', '@', '68', '', '', '', '', '@', '69', '', '', '', '']," calcext:value-type="string">
            <text:p>['67', '', '', '@', '68', '', '', '', '', '@', '69', '', '', '', ''],</text:p>
          </table:table-cell>
        </table:table-row>
      </table:table>
      <table:table table:name="Across" table:style-name="ta1">
        <table:table-column table:style-name="co2" table:number-columns-repeated="5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nalyze critically</text:p>
          </table:table-cell>
          <table:table-cell table:number-columns-repeated="2"/>
          <table:table-cell table:formula="of:=COM.MICROSOFT.CONCAT([.A1]; &quot;: &quot;&quot;&quot;; [.B1]; &quot;&quot;&quot;,&quot;)" office:value-type="string" office:string-value="1: &quot;Analyze critically&quot;," calcext:value-type="string">
            <text:p>1: "Analyze critically",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ounting gadgets</text:p>
          </table:table-cell>
          <table:table-cell table:number-columns-repeated="2"/>
          <table:table-cell table:formula="of:=COM.MICROSOFT.CONCAT([.A2]; &quot;: &quot;&quot;&quot;; [.B2]; &quot;&quot;&quot;,&quot;)" office:value-type="string" office:string-value="6: &quot;Counting gadgets&quot;," calcext:value-type="string">
            <text:p>6: "Counting gadgets",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usiness address abbr.</text:p>
          </table:table-cell>
          <table:table-cell table:number-columns-repeated="2"/>
          <table:table-cell table:formula="of:=COM.MICROSOFT.CONCAT([.A3]; &quot;: &quot;&quot;&quot;; [.B3]; &quot;&quot;&quot;,&quot;)" office:value-type="string" office:string-value="11: &quot;Business address abbr.&quot;," calcext:value-type="string">
            <text:p>11: "Business address abbr.",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ichener novel with astronauts</text:p>
          </table:table-cell>
          <table:table-cell table:number-columns-repeated="2"/>
          <table:table-cell table:formula="of:=COM.MICROSOFT.CONCAT([.A4]; &quot;: &quot;&quot;&quot;; [.B4]; &quot;&quot;&quot;,&quot;)" office:value-type="string" office:string-value="14: &quot;Michener novel with astronauts&quot;," calcext:value-type="string">
            <text:p>14: "Michener novel with astronauts",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nswer an insult with an insult, say</text:p>
          </table:table-cell>
          <table:table-cell table:number-columns-repeated="2"/>
          <table:table-cell table:formula="of:=COM.MICROSOFT.CONCAT([.A5]; &quot;: &quot;&quot;&quot;; [.B5]; &quot;&quot;&quot;,&quot;)" office:value-type="string" office:string-value="15: &quot;Answer an insult with an insult, say&quot;," calcext:value-type="string">
            <text:p>15: "Answer an insult with an insult, say",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hort flight</text:p>
          </table:table-cell>
          <table:table-cell table:number-columns-repeated="2"/>
          <table:table-cell table:formula="of:=COM.MICROSOFT.CONCAT([.A6]; &quot;: &quot;&quot;&quot;; [.B6]; &quot;&quot;&quot;,&quot;)" office:value-type="string" office:string-value="16: &quot;Short flight&quot;," calcext:value-type="string">
            <text:p>16: "Short flight",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U.S. gaming release of 1989</text:p>
          </table:table-cell>
          <table:table-cell table:number-columns-repeated="2"/>
          <table:table-cell table:formula="of:=COM.MICROSOFT.CONCAT([.A7]; &quot;: &quot;&quot;&quot;; [.B7]; &quot;&quot;&quot;,&quot;)" office:value-type="string" office:string-value="17: &quot;U.S. gaming release of 1989&quot;," calcext:value-type="string">
            <text:p>17: "U.S. gaming release of 1989",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It often follows you</text:p>
          </table:table-cell>
          <table:table-cell table:number-columns-repeated="2"/>
          <table:table-cell table:formula="of:=COM.MICROSOFT.CONCAT([.A8]; &quot;: &quot;&quot;&quot;; [.B8]; &quot;&quot;&quot;,&quot;)" office:value-type="string" office:string-value="19: &quot;It often follows you&quot;," calcext:value-type="string">
            <text:p>19: "It often follows you",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Ivan or Nicholas</text:p>
          </table:table-cell>
          <table:table-cell table:number-columns-repeated="2"/>
          <table:table-cell table:formula="of:=COM.MICROSOFT.CONCAT([.A9]; &quot;: &quot;&quot;&quot;; [.B9]; &quot;&quot;&quot;,&quot;)" office:value-type="string" office:string-value="20: &quot;Ivan or Nicholas&quot;," calcext:value-type="string">
            <text:p>20: "Ivan or Nicholas",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ctor Chaney</text:p>
          </table:table-cell>
          <table:table-cell table:number-columns-repeated="2"/>
          <table:table-cell table:formula="of:=COM.MICROSOFT.CONCAT([.A10]; &quot;: &quot;&quot;&quot;; [.B10]; &quot;&quot;&quot;,&quot;)" office:value-type="string" office:string-value="21: &quot;Actor Chaney&quot;," calcext:value-type="string">
            <text:p>21: "Actor Chaney",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Windy home, probably</text:p>
          </table:table-cell>
          <table:table-cell table:number-columns-repeated="2"/>
          <table:table-cell table:formula="of:=COM.MICROSOFT.CONCAT([.A11]; &quot;: &quot;&quot;&quot;; [.B11]; &quot;&quot;&quot;,&quot;)" office:value-type="string" office:string-value="22: &quot;Windy home, probably&quot;," calcext:value-type="string">
            <text:p>22: "Windy home, probably",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Chiffon-like materials</text:p>
          </table:table-cell>
          <table:table-cell table:number-columns-repeated="2"/>
          <table:table-cell table:formula="of:=COM.MICROSOFT.CONCAT([.A12]; &quot;: &quot;&quot;&quot;; [.B12]; &quot;&quot;&quot;,&quot;)" office:value-type="string" office:string-value="24: &quot;Chiffon-like materials&quot;," calcext:value-type="string">
            <text:p>24: "Chiffon-like materials",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Left the country?</text:p>
          </table:table-cell>
          <table:table-cell table:number-columns-repeated="2"/>
          <table:table-cell table:formula="of:=COM.MICROSOFT.CONCAT([.A13]; &quot;: &quot;&quot;&quot;; [.B13]; &quot;&quot;&quot;,&quot;)" office:value-type="string" office:string-value="28: &quot;Left the country?&quot;," calcext:value-type="string">
            <text:p>28: "Left the country?",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iccadilly Circus statue</text:p>
          </table:table-cell>
          <table:table-cell table:number-columns-repeated="2"/>
          <table:table-cell table:formula="of:=COM.MICROSOFT.CONCAT([.A14]; &quot;: &quot;&quot;&quot;; [.B14]; &quot;&quot;&quot;,&quot;)" office:value-type="string" office:string-value="31: &quot;Piccadilly Circus statue&quot;," calcext:value-type="string">
            <text:p>31: "Piccadilly Circus statue",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lain text</text:p>
          </table:table-cell>
          <table:table-cell table:number-columns-repeated="2"/>
          <table:table-cell table:formula="of:=COM.MICROSOFT.CONCAT([.A15]; &quot;: &quot;&quot;&quot;; [.B15]; &quot;&quot;&quot;,&quot;)" office:value-type="string" office:string-value="32: &quot;Plain text&quot;," calcext:value-type="string">
            <text:p>32: "Plain text",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Future first lady wed in 1842</text:p>
          </table:table-cell>
          <table:table-cell table:number-columns-repeated="2"/>
          <table:table-cell table:formula="of:=COM.MICROSOFT.CONCAT([.A16]; &quot;: &quot;&quot;&quot;; [.B16]; &quot;&quot;&quot;,&quot;)" office:value-type="string" office:string-value="33: &quot;Future first lady wed in 1842&quot;," calcext:value-type="string">
            <text:p>33: "Future first lady wed in 1842",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It’s all around us</text:p>
          </table:table-cell>
          <table:table-cell table:number-columns-repeated="2"/>
          <table:table-cell table:formula="of:=COM.MICROSOFT.CONCAT([.A17]; &quot;: &quot;&quot;&quot;; [.B17]; &quot;&quot;&quot;,&quot;)" office:value-type="string" office:string-value="37: &quot;It’s all around us&quot;," calcext:value-type="string">
            <text:p>37: "It’s all around us",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Hangs on a line?</text:p>
          </table:table-cell>
          <table:table-cell table:number-columns-repeated="2"/>
          <table:table-cell table:formula="of:=COM.MICROSOFT.CONCAT([.A18]; &quot;: &quot;&quot;&quot;; [.B18]; &quot;&quot;&quot;,&quot;)" office:value-type="string" office:string-value="38: &quot;Hangs on a line?&quot;," calcext:value-type="string">
            <text:p>38: "Hangs on a line?",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Word from a bull</text:p>
          </table:table-cell>
          <table:table-cell table:number-columns-repeated="2"/>
          <table:table-cell table:formula="of:=COM.MICROSOFT.CONCAT([.A19]; &quot;: &quot;&quot;&quot;; [.B19]; &quot;&quot;&quot;,&quot;)" office:value-type="string" office:string-value="40: &quot;Word from a bull&quot;," calcext:value-type="string">
            <text:p>40: "Word from a bull",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Foam toy</text:p>
          </table:table-cell>
          <table:table-cell table:number-columns-repeated="2"/>
          <table:table-cell table:formula="of:=COM.MICROSOFT.CONCAT([.A20]; &quot;: &quot;&quot;&quot;; [.B20]; &quot;&quot;&quot;,&quot;)" office:value-type="string" office:string-value="41: &quot;Foam toy&quot;," calcext:value-type="string">
            <text:p>41: "Foam toy",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Line to the audience</text:p>
          </table:table-cell>
          <table:table-cell table:number-columns-repeated="2"/>
          <table:table-cell table:formula="of:=COM.MICROSOFT.CONCAT([.A21]; &quot;: &quot;&quot;&quot;; [.B21]; &quot;&quot;&quot;,&quot;)" office:value-type="string" office:string-value="44: &quot;Line to the audience&quot;," calcext:value-type="string">
            <text:p>44: "Line to the audience",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Took the bus</text:p>
          </table:table-cell>
          <table:table-cell table:number-columns-repeated="2"/>
          <table:table-cell table:formula="of:=COM.MICROSOFT.CONCAT([.A22]; &quot;: &quot;&quot;&quot;; [.B22]; &quot;&quot;&quot;,&quot;)" office:value-type="string" office:string-value="46: &quot;Took the bus&quot;," calcext:value-type="string">
            <text:p>46: "Took the bus",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Becomes a burden</text:p>
          </table:table-cell>
          <table:table-cell table:number-columns-repeated="2"/>
          <table:table-cell table:formula="of:=COM.MICROSOFT.CONCAT([.A23]; &quot;: &quot;&quot;&quot;; [.B23]; &quot;&quot;&quot;,&quot;)" office:value-type="string" office:string-value="47: &quot;Becomes a burden&quot;," calcext:value-type="string">
            <text:p>47: "Becomes a burden",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Rocky Mountains nickname</text:p>
          </table:table-cell>
          <table:table-cell table:number-columns-repeated="2"/>
          <table:table-cell table:formula="of:=COM.MICROSOFT.CONCAT([.A24]; &quot;: &quot;&quot;&quot;; [.B24]; &quot;&quot;&quot;,&quot;)" office:value-type="string" office:string-value="49: &quot;Rocky Mountains nickname&quot;," calcext:value-type="string">
            <text:p>49: "Rocky Mountains nickname",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Give a speech</text:p>
          </table:table-cell>
          <table:table-cell table:number-columns-repeated="2"/>
          <table:table-cell table:formula="of:=COM.MICROSOFT.CONCAT([.A25]; &quot;: &quot;&quot;&quot;; [.B25]; &quot;&quot;&quot;,&quot;)" office:value-type="string" office:string-value="53: &quot;Give a speech&quot;," calcext:value-type="string">
            <text:p>53: "Give a speech",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Longing</text:p>
          </table:table-cell>
          <table:table-cell table:number-columns-repeated="2"/>
          <table:table-cell table:formula="of:=COM.MICROSOFT.CONCAT([.A26]; &quot;: &quot;&quot;&quot;; [.B26]; &quot;&quot;&quot;,&quot;)" office:value-type="string" office:string-value="54: &quot;Longing&quot;," calcext:value-type="string">
            <text:p>54: "Longing",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Cheese with an edible rind</text:p>
          </table:table-cell>
          <table:table-cell table:number-columns-repeated="2"/>
          <table:table-cell table:formula="of:=COM.MICROSOFT.CONCAT([.A27]; &quot;: &quot;&quot;&quot;; [.B27]; &quot;&quot;&quot;,&quot;)" office:value-type="string" office:string-value="55: &quot;Cheese with an edible rind&quot;," calcext:value-type="string">
            <text:p>55: "Cheese with an edible rind",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Beans or baloney</text:p>
          </table:table-cell>
          <table:table-cell table:number-columns-repeated="2"/>
          <table:table-cell table:formula="of:=COM.MICROSOFT.CONCAT([.A28]; &quot;: &quot;&quot;&quot;; [.B28]; &quot;&quot;&quot;,&quot;)" office:value-type="string" office:string-value="59: &quot;Beans or baloney&quot;," calcext:value-type="string">
            <text:p>59: "Beans or baloney",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Simple salad...and what the starts of the five other longest answers are?</text:p>
          </table:table-cell>
          <table:table-cell table:number-columns-repeated="2"/>
          <table:table-cell table:formula="of:=COM.MICROSOFT.CONCAT([.A29]; &quot;: &quot;&quot;&quot;; [.B29]; &quot;&quot;&quot;,&quot;)" office:value-type="string" office:string-value="60: &quot;Simple salad...and what the starts of the five other longest answers are?&quot;," calcext:value-type="string">
            <text:p>60: "Simple salad...and what the starts of the five other longest answers are?",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Aardvark snack</text:p>
          </table:table-cell>
          <table:table-cell table:number-columns-repeated="2"/>
          <table:table-cell table:formula="of:=COM.MICROSOFT.CONCAT([.A30]; &quot;: &quot;&quot;&quot;; [.B30]; &quot;&quot;&quot;,&quot;)" office:value-type="string" office:string-value="64: &quot;Aardvark snack&quot;," calcext:value-type="string">
            <text:p>64: "Aardvark snack",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European women’s name meaning “peace”</text:p>
          </table:table-cell>
          <table:table-cell table:number-columns-repeated="2"/>
          <table:table-cell table:formula="of:=COM.MICROSOFT.CONCAT([.A31]; &quot;: &quot;&quot;&quot;; [.B31]; &quot;&quot;&quot;,&quot;)" office:value-type="string" office:string-value="65: &quot;European women’s name meaning “peace”&quot;," calcext:value-type="string">
            <text:p>65: "European women’s name meaning “peace”",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Safe places?</text:p>
          </table:table-cell>
          <table:table-cell table:number-columns-repeated="2"/>
          <table:table-cell table:formula="of:=COM.MICROSOFT.CONCAT([.A32]; &quot;: &quot;&quot;&quot;; [.B32]; &quot;&quot;&quot;,&quot;)" office:value-type="string" office:string-value="66: &quot;Safe places?&quot;," calcext:value-type="string">
            <text:p>66: "Safe places?",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Caustic chemical</text:p>
          </table:table-cell>
          <table:table-cell table:number-columns-repeated="2"/>
          <table:table-cell table:formula="of:=COM.MICROSOFT.CONCAT([.A33]; &quot;: &quot;&quot;&quot;; [.B33]; &quot;&quot;&quot;,&quot;)" office:value-type="string" office:string-value="67: &quot;Caustic chemical&quot;," calcext:value-type="string">
            <text:p>67: "Caustic chemical",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State of northeast India</text:p>
          </table:table-cell>
          <table:table-cell table:number-columns-repeated="2"/>
          <table:table-cell table:formula="of:=COM.MICROSOFT.CONCAT([.A34]; &quot;: &quot;&quot;&quot;; [.B34]; &quot;&quot;&quot;,&quot;)" office:value-type="string" office:string-value="68: &quot;State of northeast India&quot;," calcext:value-type="string">
            <text:p>68: "State of northeast India",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Temporarily unavailable</text:p>
          </table:table-cell>
          <table:table-cell table:number-columns-repeated="2"/>
          <table:table-cell table:formula="of:=COM.MICROSOFT.CONCAT([.A35]; &quot;: &quot;&quot;&quot;; [.B35]; &quot;&quot;&quot;,&quot;)" office:value-type="string" office:string-value="69: &quot;Temporarily unavailable&quot;," calcext:value-type="string">
            <text:p>69: "Temporarily unavailable",</text:p>
          </table:table-cell>
        </table:table-row>
      </table:table>
      <table:table table:name="Down" table:style-name="ta1">
        <table:table-column table:style-name="co2" table:number-columns-repeated="5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“Hey!”</text:p>
          </table:table-cell>
          <table:table-cell table:number-columns-repeated="2"/>
          <table:table-cell table:formula="of:=COM.MICROSOFT.CONCAT([.A1]; &quot;: &quot;&quot;&quot;; [.B1]; &quot;&quot;&quot;,&quot;)" office:value-type="string" office:string-value="1: &quot;“Hey!”&quot;," calcext:value-type="string">
            <text:p>1: "“Hey!”",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ibbons, e.g.</text:p>
          </table:table-cell>
          <table:table-cell table:number-columns-repeated="2"/>
          <table:table-cell table:formula="of:=COM.MICROSOFT.CONCAT([.A2]; &quot;: &quot;&quot;&quot;; [.B2]; &quot;&quot;&quot;,&quot;)" office:value-type="string" office:string-value="2: &quot;Gibbons, e.g.&quot;," calcext:value-type="string">
            <text:p>2: "Gibbons, e.g.",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usic featuring sitars</text:p>
          </table:table-cell>
          <table:table-cell table:number-columns-repeated="2"/>
          <table:table-cell table:formula="of:=COM.MICROSOFT.CONCAT([.A3]; &quot;: &quot;&quot;&quot;; [.B3]; &quot;&quot;&quot;,&quot;)" office:value-type="string" office:string-value="3: &quot;Music featuring sitars&quot;," calcext:value-type="string">
            <text:p>3: "Music featuring sitars",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ften colorful accessories</text:p>
          </table:table-cell>
          <table:table-cell table:number-columns-repeated="2"/>
          <table:table-cell table:formula="of:=COM.MICROSOFT.CONCAT([.A4]; &quot;: &quot;&quot;&quot;; [.B4]; &quot;&quot;&quot;,&quot;)" office:value-type="string" office:string-value="4: &quot;Often colorful accessories&quot;," calcext:value-type="string">
            <text:p>4: "Often colorful accessories",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Neurologist’s printout, briefly</text:p>
          </table:table-cell>
          <table:table-cell table:number-columns-repeated="2"/>
          <table:table-cell table:formula="of:=COM.MICROSOFT.CONCAT([.A5]; &quot;: &quot;&quot;&quot;; [.B5]; &quot;&quot;&quot;,&quot;)" office:value-type="string" office:string-value="5: &quot;Neurologist’s printout, briefly&quot;," calcext:value-type="string">
            <text:p>5: "Neurologist’s printout, briefly",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“Dover Beach” poet</text:p>
          </table:table-cell>
          <table:table-cell table:number-columns-repeated="2"/>
          <table:table-cell table:formula="of:=COM.MICROSOFT.CONCAT([.A6]; &quot;: &quot;&quot;&quot;; [.B6]; &quot;&quot;&quot;,&quot;)" office:value-type="string" office:string-value="6: &quot;“Dover Beach” poet&quot;," calcext:value-type="string">
            <text:p>6: "“Dover Beach” poet",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__ Bag: eponymous ‘70s designer label</text:p>
          </table:table-cell>
          <table:table-cell table:number-columns-repeated="2"/>
          <table:table-cell table:formula="of:=COM.MICROSOFT.CONCAT([.A7]; &quot;: &quot;&quot;&quot;; [.B7]; &quot;&quot;&quot;,&quot;)" office:value-type="string" office:string-value="7: &quot;__ Bag: eponymous ‘70s designer label&quot;," calcext:value-type="string">
            <text:p>7: "__ Bag: eponymous ‘70s designer label",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emote batteries</text:p>
          </table:table-cell>
          <table:table-cell table:number-columns-repeated="2"/>
          <table:table-cell table:formula="of:=COM.MICROSOFT.CONCAT([.A8]; &quot;: &quot;&quot;&quot;; [.B8]; &quot;&quot;&quot;,&quot;)" office:value-type="string" office:string-value="8: &quot;Remote batteries&quot;," calcext:value-type="string">
            <text:p>8: "Remote batteries",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hird century date</text:p>
          </table:table-cell>
          <table:table-cell table:number-columns-repeated="2"/>
          <table:table-cell table:formula="of:=COM.MICROSOFT.CONCAT([.A9]; &quot;: &quot;&quot;&quot;; [.B9]; &quot;&quot;&quot;,&quot;)" office:value-type="string" office:string-value="9: &quot;Third century date&quot;," calcext:value-type="string">
            <text:p>9: "Third century date",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elivery announcement</text:p>
          </table:table-cell>
          <table:table-cell table:number-columns-repeated="2"/>
          <table:table-cell table:formula="of:=COM.MICROSOFT.CONCAT([.A10]; &quot;: &quot;&quot;&quot;; [.B10]; &quot;&quot;&quot;,&quot;)" office:value-type="string" office:string-value="10: &quot;Delivery announcement&quot;," calcext:value-type="string">
            <text:p>10: "Delivery announcement",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uppeteer Lewis</text:p>
          </table:table-cell>
          <table:table-cell table:number-columns-repeated="2"/>
          <table:table-cell table:formula="of:=COM.MICROSOFT.CONCAT([.A11]; &quot;: &quot;&quot;&quot;; [.B11]; &quot;&quot;&quot;,&quot;)" office:value-type="string" office:string-value="11: &quot;Puppeteer Lewis&quot;," calcext:value-type="string">
            <text:p>11: "Puppeteer Lewis",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ire-shaped</text:p>
          </table:table-cell>
          <table:table-cell table:number-columns-repeated="2"/>
          <table:table-cell table:formula="of:=COM.MICROSOFT.CONCAT([.A12]; &quot;: &quot;&quot;&quot;; [.B12]; &quot;&quot;&quot;,&quot;)" office:value-type="string" office:string-value="12: &quot;Tire-shaped&quot;," calcext:value-type="string">
            <text:p>12: "Tire-shaped",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They’re heavier than foils</text:p>
          </table:table-cell>
          <table:table-cell table:number-columns-repeated="2"/>
          <table:table-cell table:formula="of:=COM.MICROSOFT.CONCAT([.A13]; &quot;: &quot;&quot;&quot;; [.B13]; &quot;&quot;&quot;,&quot;)" office:value-type="string" office:string-value="13: &quot;They’re heavier than foils&quot;," calcext:value-type="string">
            <text:p>13: "They’re heavier than foils",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Nobelist Wiesel</text:p>
          </table:table-cell>
          <table:table-cell table:number-columns-repeated="2"/>
          <table:table-cell table:formula="of:=COM.MICROSOFT.CONCAT([.A14]; &quot;: &quot;&quot;&quot;; [.B14]; &quot;&quot;&quot;,&quot;)" office:value-type="string" office:string-value="18: &quot;Nobelist Wiesel&quot;," calcext:value-type="string">
            <text:p>18: "Nobelist Wiesel",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Once, old style</text:p>
          </table:table-cell>
          <table:table-cell table:number-columns-repeated="2"/>
          <table:table-cell table:formula="of:=COM.MICROSOFT.CONCAT([.A15]; &quot;: &quot;&quot;&quot;; [.B15]; &quot;&quot;&quot;,&quot;)" office:value-type="string" office:string-value="23: &quot;Once, old style&quot;," calcext:value-type="string">
            <text:p>23: "Once, old style",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oem of homage</text:p>
          </table:table-cell>
          <table:table-cell table:number-columns-repeated="2"/>
          <table:table-cell table:formula="of:=COM.MICROSOFT.CONCAT([.A16]; &quot;: &quot;&quot;&quot;; [.B16]; &quot;&quot;&quot;,&quot;)" office:value-type="string" office:string-value="25: &quot;Poem of homage&quot;," calcext:value-type="string">
            <text:p>25: "Poem of homage",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killful deed</text:p>
          </table:table-cell>
          <table:table-cell table:number-columns-repeated="2"/>
          <table:table-cell table:formula="of:=COM.MICROSOFT.CONCAT([.A17]; &quot;: &quot;&quot;&quot;; [.B17]; &quot;&quot;&quot;,&quot;)" office:value-type="string" office:string-value="26: &quot;Skillful deed&quot;," calcext:value-type="string">
            <text:p>26: "Skillful deed",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FO postings</text:p>
          </table:table-cell>
          <table:table-cell table:number-columns-repeated="2"/>
          <table:table-cell table:formula="of:=COM.MICROSOFT.CONCAT([.A18]; &quot;: &quot;&quot;&quot;; [.B18]; &quot;&quot;&quot;,&quot;)" office:value-type="string" office:string-value="27: &quot;SFO postings&quot;," calcext:value-type="string">
            <text:p>27: "SFO postings",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Time period</text:p>
          </table:table-cell>
          <table:table-cell table:number-columns-repeated="2"/>
          <table:table-cell table:formula="of:=COM.MICROSOFT.CONCAT([.A19]; &quot;: &quot;&quot;&quot;; [.B19]; &quot;&quot;&quot;,&quot;)" office:value-type="string" office:string-value="28: &quot;Time period&quot;," calcext:value-type="string">
            <text:p>28: "Time period",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Buffalo’s county</text:p>
          </table:table-cell>
          <table:table-cell table:number-columns-repeated="2"/>
          <table:table-cell table:formula="of:=COM.MICROSOFT.CONCAT([.A20]; &quot;: &quot;&quot;&quot;; [.B20]; &quot;&quot;&quot;,&quot;)" office:value-type="string" office:string-value="29: &quot;Buffalo’s county&quot;," calcext:value-type="string">
            <text:p>29: "Buffalo’s county",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Irish pop group family name</text:p>
          </table:table-cell>
          <table:table-cell table:number-columns-repeated="2"/>
          <table:table-cell table:formula="of:=COM.MICROSOFT.CONCAT([.A21]; &quot;: &quot;&quot;&quot;; [.B21]; &quot;&quot;&quot;,&quot;)" office:value-type="string" office:string-value="30: &quot;Irish pop group family name&quot;," calcext:value-type="string">
            <text:p>30: "Irish pop group family name",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End of a corporal’s URL</text:p>
          </table:table-cell>
          <table:table-cell table:number-columns-repeated="2"/>
          <table:table-cell table:formula="of:=COM.MICROSOFT.CONCAT([.A22]; &quot;: &quot;&quot;&quot;; [.B22]; &quot;&quot;&quot;,&quot;)" office:value-type="string" office:string-value="33: &quot;End of a corporal’s URL&quot;," calcext:value-type="string">
            <text:p>33: "End of a corporal’s URL",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Sapporo sashes</text:p>
          </table:table-cell>
          <table:table-cell table:number-columns-repeated="2"/>
          <table:table-cell table:formula="of:=COM.MICROSOFT.CONCAT([.A23]; &quot;: &quot;&quot;&quot;; [.B23]; &quot;&quot;&quot;,&quot;)" office:value-type="string" office:string-value="34: &quot;Sapporo sashes&quot;," calcext:value-type="string">
            <text:p>34: "Sapporo sashes",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“Seriously, man”</text:p>
          </table:table-cell>
          <table:table-cell table:number-columns-repeated="2"/>
          <table:table-cell table:formula="of:=COM.MICROSOFT.CONCAT([.A24]; &quot;: &quot;&quot;&quot;; [.B24]; &quot;&quot;&quot;,&quot;)" office:value-type="string" office:string-value="35: &quot;“Seriously, man”&quot;," calcext:value-type="string">
            <text:p>35: "“Seriously, man”",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Adds highlights to, perhaps</text:p>
          </table:table-cell>
          <table:table-cell table:number-columns-repeated="2"/>
          <table:table-cell table:formula="of:=COM.MICROSOFT.CONCAT([.A25]; &quot;: &quot;&quot;&quot;; [.B25]; &quot;&quot;&quot;,&quot;)" office:value-type="string" office:string-value="36: &quot;Adds highlights to, perhaps&quot;," calcext:value-type="string">
            <text:p>36: "Adds highlights to, perhaps",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Arabian arroyo</text:p>
          </table:table-cell>
          <table:table-cell table:number-columns-repeated="2"/>
          <table:table-cell table:formula="of:=COM.MICROSOFT.CONCAT([.A26]; &quot;: &quot;&quot;&quot;; [.B26]; &quot;&quot;&quot;,&quot;)" office:value-type="string" office:string-value="38: &quot;Arabian arroyo&quot;," calcext:value-type="string">
            <text:p>38: "Arabian arroyo",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Words after shake or break</text:p>
          </table:table-cell>
          <table:table-cell table:number-columns-repeated="2"/>
          <table:table-cell table:formula="of:=COM.MICROSOFT.CONCAT([.A27]; &quot;: &quot;&quot;&quot;; [.B27]; &quot;&quot;&quot;,&quot;)" office:value-type="string" office:string-value="39: &quot;Words after shake or break&quot;," calcext:value-type="string">
            <text:p>39: "Words after shake or break",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Worry</text:p>
          </table:table-cell>
          <table:table-cell table:number-columns-repeated="2"/>
          <table:table-cell table:formula="of:=COM.MICROSOFT.CONCAT([.A28]; &quot;: &quot;&quot;&quot;; [.B28]; &quot;&quot;&quot;,&quot;)" office:value-type="string" office:string-value="42: &quot;Worry&quot;," calcext:value-type="string">
            <text:p>42: "Worry",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Czech Republic region</text:p>
          </table:table-cell>
          <table:table-cell table:number-columns-repeated="2"/>
          <table:table-cell table:formula="of:=COM.MICROSOFT.CONCAT([.A29]; &quot;: &quot;&quot;&quot;; [.B29]; &quot;&quot;&quot;,&quot;)" office:value-type="string" office:string-value="43: &quot;Czech Republic region&quot;," calcext:value-type="string">
            <text:p>43: "Czech Republic region",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Likely</text:p>
          </table:table-cell>
          <table:table-cell table:number-columns-repeated="2"/>
          <table:table-cell table:formula="of:=COM.MICROSOFT.CONCAT([.A30]; &quot;: &quot;&quot;&quot;; [.B30]; &quot;&quot;&quot;,&quot;)" office:value-type="string" office:string-value="44: &quot;Likely&quot;," calcext:value-type="string">
            <text:p>44: "Likely",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Nutrient-rich legume</text:p>
          </table:table-cell>
          <table:table-cell table:number-columns-repeated="2"/>
          <table:table-cell table:formula="of:=COM.MICROSOFT.CONCAT([.A31]; &quot;: &quot;&quot;&quot;; [.B31]; &quot;&quot;&quot;,&quot;)" office:value-type="string" office:string-value="45: &quot;Nutrient-rich legume&quot;," calcext:value-type="string">
            <text:p>45: "Nutrient-rich legume",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Winter eave buildup</text:p>
          </table:table-cell>
          <table:table-cell table:number-columns-repeated="2"/>
          <table:table-cell table:formula="of:=COM.MICROSOFT.CONCAT([.A32]; &quot;: &quot;&quot;&quot;; [.B32]; &quot;&quot;&quot;,&quot;)" office:value-type="string" office:string-value="47: &quot;Winter eave buildup&quot;," calcext:value-type="string">
            <text:p>47: "Winter eave buildup",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“Merciless” Flash Gordon foe</text:p>
          </table:table-cell>
          <table:table-cell table:number-columns-repeated="2"/>
          <table:table-cell table:formula="of:=COM.MICROSOFT.CONCAT([.A33]; &quot;: &quot;&quot;&quot;; [.B33]; &quot;&quot;&quot;,&quot;)" office:value-type="string" office:string-value="48: &quot;“Merciless” Flash Gordon foe&quot;," calcext:value-type="string">
            <text:p>48: "“Merciless” Flash Gordon foe",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Story lesson</text:p>
          </table:table-cell>
          <table:table-cell table:number-columns-repeated="2"/>
          <table:table-cell table:formula="of:=COM.MICROSOFT.CONCAT([.A34]; &quot;: &quot;&quot;&quot;; [.B34]; &quot;&quot;&quot;,&quot;)" office:value-type="string" office:string-value="49: &quot;Story lesson&quot;," calcext:value-type="string">
            <text:p>49: "Story lesson",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Device common on “Seinfeld”</text:p>
          </table:table-cell>
          <table:table-cell table:number-columns-repeated="2"/>
          <table:table-cell table:formula="of:=COM.MICROSOFT.CONCAT([.A35]; &quot;: &quot;&quot;&quot;; [.B35]; &quot;&quot;&quot;,&quot;)" office:value-type="string" office:string-value="50: &quot;Device common on “Seinfeld”&quot;," calcext:value-type="string">
            <text:p>50: "Device common on “Seinfeld”",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Starbuck’s order</text:p>
          </table:table-cell>
          <table:table-cell table:number-columns-repeated="2"/>
          <table:table-cell table:formula="of:=COM.MICROSOFT.CONCAT([.A36]; &quot;: &quot;&quot;&quot;; [.B36]; &quot;&quot;&quot;,&quot;)" office:value-type="string" office:string-value="51: &quot;Starbuck’s order&quot;," calcext:value-type="string">
            <text:p>51: "Starbuck’s order",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Spotted African predator</text:p>
          </table:table-cell>
          <table:table-cell table:number-columns-repeated="2"/>
          <table:table-cell table:formula="of:=COM.MICROSOFT.CONCAT([.A37]; &quot;: &quot;&quot;&quot;; [.B37]; &quot;&quot;&quot;,&quot;)" office:value-type="string" office:string-value="52: &quot;Spotted African predator&quot;," calcext:value-type="string">
            <text:p>52: "Spotted African predator",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OPTI-FREE rival</text:p>
          </table:table-cell>
          <table:table-cell table:number-columns-repeated="2"/>
          <table:table-cell table:formula="of:=COM.MICROSOFT.CONCAT([.A38]; &quot;: &quot;&quot;&quot;; [.B38]; &quot;&quot;&quot;,&quot;)" office:value-type="string" office:string-value="56: &quot;OPTI-FREE rival&quot;," calcext:value-type="string">
            <text:p>56: "OPTI-FREE rival",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Contents of many cartridges</text:p>
          </table:table-cell>
          <table:table-cell table:number-columns-repeated="2"/>
          <table:table-cell table:formula="of:=COM.MICROSOFT.CONCAT([.A39]; &quot;: &quot;&quot;&quot;; [.B39]; &quot;&quot;&quot;,&quot;)" office:value-type="string" office:string-value="57: &quot;Contents of many cartridges&quot;," calcext:value-type="string">
            <text:p>57: "Contents of many cartridges",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To be, to Brutus</text:p>
          </table:table-cell>
          <table:table-cell table:number-columns-repeated="2"/>
          <table:table-cell table:formula="of:=COM.MICROSOFT.CONCAT([.A40]; &quot;: &quot;&quot;&quot;; [.B40]; &quot;&quot;&quot;,&quot;)" office:value-type="string" office:string-value="58: &quot;To be, to Brutus&quot;," calcext:value-type="string">
            <text:p>58: "To be, to Brutus",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Apr. Adressee</text:p>
          </table:table-cell>
          <table:table-cell table:number-columns-repeated="2"/>
          <table:table-cell table:formula="of:=COM.MICROSOFT.CONCAT([.A41]; &quot;: &quot;&quot;&quot;; [.B41]; &quot;&quot;&quot;,&quot;)" office:value-type="string" office:string-value="61: &quot;Apr. Adressee&quot;," calcext:value-type="string">
            <text:p>61: "Apr. Adressee",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Crosses (out)</text:p>
          </table:table-cell>
          <table:table-cell table:number-columns-repeated="2"/>
          <table:table-cell table:formula="of:=COM.MICROSOFT.CONCAT([.A42]; &quot;: &quot;&quot;&quot;; [.B42]; &quot;&quot;&quot;,&quot;)" office:value-type="string" office:string-value="62: &quot;Crosses (out)&quot;," calcext:value-type="string">
            <text:p>62: "Crosses (out)",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Slugger’s stat</text:p>
          </table:table-cell>
          <table:table-cell table:number-columns-repeated="2"/>
          <table:table-cell table:formula="of:=COM.MICROSOFT.CONCAT([.A43]; &quot;: &quot;&quot;&quot;; [.B43]; &quot;&quot;&quot;,&quot;)" office:value-type="string" office:string-value="63: &quot;Slugger’s stat&quot;," calcext:value-type="string">
            <text:p>63: "Slugger’s stat"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2">00/00/0000</text:date>, <text:time style:data-style-name="N2" text:time-value="15:14:27.0476599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09:40:35.014460439</meta:creation-date>
    <dc:date>2019-06-02T14:03:47.214387747</dc:date>
    <meta:editing-duration>PT1H56M54S</meta:editing-duration>
    <meta:editing-cycles>18</meta:editing-cycles>
    <meta:generator>LibreOffice/6.0.7.3$Linux_X86_64 LibreOffice_project/00m0$Build-3</meta:generator>
    <meta:document-statistic meta:table-count="4" meta:cell-count="596" meta:object-count="0"/>
  </office:meta>
</office:document-meta>
</file>